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xception.ConfigurationException( String property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figurationException.ConfigurationException( String property , String reas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Except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xception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